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5pt" fo:language="en" fo:country="GB" style:text-underline-style="solid" style:text-underline-width="auto" style:text-underline-color="font-color" fo:font-weight="bold" officeooo:rsid="001aaf4a" officeooo:paragraph-rsid="001984a4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5pt" fo:language="en" fo:country="GB" style:text-underline-style="solid" style:text-underline-width="auto" style:text-underline-color="font-color" fo:font-weight="bold" officeooo:rsid="001d19e6" officeooo:paragraph-rsid="001d19e6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solid" style:text-underline-width="auto" style:text-underline-color="font-color" fo:font-weight="bold" officeooo:rsid="001aaf4a" officeooo:paragraph-rsid="001d67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aaf4a" officeooo:paragraph-rsid="001984a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670f" officeooo:paragraph-rsid="001d670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d670f" officeooo:paragraph-rsid="001d67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GB" style:text-underline-style="solid" style:text-underline-width="auto" style:text-underline-color="font-color" fo:font-weight="bold" officeooo:rsid="001d670f" officeooo:paragraph-rsid="001d670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1d670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1f122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222d85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248c6a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25a42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f1222" officeooo:paragraph-rsid="001f122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23b792" officeooo:paragraph-rsid="0023b792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263ea1" officeooo:paragraph-rsid="00263ea1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1pt" fo:language="en" fo:country="GB" style:text-underline-style="none" fo:font-weight="normal" officeooo:rsid="001d670f" officeooo:paragraph-rsid="001d670f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en" fo:country="GB" style:text-underline-style="solid" style:text-underline-width="auto" style:text-underline-color="font-color" fo:font-weight="bold" officeooo:rsid="001d670f" officeooo:paragraph-rsid="001f122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12pt" fo:language="en" fo:country="GB" style:text-underline-style="solid" style:text-underline-width="auto" style:text-underline-color="font-color" fo:font-weight="bold" officeooo:rsid="001d670f" officeooo:paragraph-rsid="00248c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fo:font-variant="normal" fo:text-transform="none" fo:color="#202122" fo:letter-spacing="normal"/>
    </style:style>
    <style:style style:name="T2" style:family="text">
      <style:text-properties fo:font-variant="normal" fo:text-transform="none" fo:color="#202122" fo:letter-spacing="normal" officeooo:rsid="001f1222"/>
    </style:style>
    <style:style style:name="T3" style:family="text">
      <style:text-properties fo:font-variant="normal" fo:text-transform="none" fo:color="#202122" fo:letter-spacing="normal" officeooo:rsid="001fe35a"/>
    </style:style>
    <style:style style:name="T4" style:family="text">
      <style:text-properties fo:font-variant="normal" fo:text-transform="none" fo:color="#202122" fo:letter-spacing="normal" officeooo:rsid="00214800"/>
    </style:style>
    <style:style style:name="T5" style:family="text">
      <style:text-properties fo:font-variant="normal" fo:text-transform="none" fo:color="#202122" fo:letter-spacing="normal" fo:font-style="normal" officeooo:rsid="00214800" style:font-style-asian="normal" style:font-style-complex="normal"/>
    </style:style>
    <style:style style:name="T6" style:family="text">
      <style:text-properties fo:font-variant="normal" fo:text-transform="none" fo:color="#202122" fo:letter-spacing="normal" fo:font-style="normal" officeooo:rsid="00222d85" style:font-style-asian="normal" style:font-style-complex="normal"/>
    </style:style>
    <style:style style:name="T7" style:family="text">
      <style:text-properties fo:font-variant="normal" fo:text-transform="none" fo:color="#202122" fo:letter-spacing="normal" fo:font-style="normal" officeooo:rsid="001f1222" style:font-style-asian="normal" style:font-style-complex="normal"/>
    </style:style>
    <style:style style:name="T8" style:family="text">
      <style:text-properties fo:font-variant="normal" fo:text-transform="none" fo:color="#202122" fo:letter-spacing="normal" fo:font-style="normal" fo:font-weight="bold" officeooo:rsid="00214800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202122" fo:letter-spacing="normal" officeooo:rsid="0023b792"/>
    </style:style>
    <style:style style:name="T10" style:family="text">
      <style:text-properties fo:font-variant="normal" fo:text-transform="none" fo:color="#202122" fo:letter-spacing="normal" officeooo:rsid="00248c6a"/>
    </style:style>
    <style:style style:name="T11" style:family="text">
      <style:text-properties fo:font-variant="normal" fo:text-transform="none" fo:color="#202122" fo:letter-spacing="normal" officeooo:rsid="0025a4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le &amp; Do-While Loops:</text:p>
      <text:p text:style-name="P2"/>
      <text:p text:style-name="P8"><text:span text:style-name="T1">–</text:span> The while loop allows for code to be repeated a set number of times. It will keep running the statements inside its body until some condition is met:</text:p>
      <text:p text:style-name="P16"/>
      <text:p text:style-name="P5">while ( condition ) {</text:p>
      <text:p text:style-name="P5"><text:s text:c="4"/>//body</text:p>
      <text:p text:style-name="P5">}</text:p>
      <text:p text:style-name="P3"/>
      <text:p text:style-name="P9"><text:span text:style-name="T1">– </text:span><text:span text:style-name="T2">While loops can become infinite if the terminating condition is never met.</text:span></text:p>
      <text:p text:style-name="P9"><text:span text:style-name="T2"/></text:p>
      <text:p text:style-name="P10"><text:span text:style-name="T2">– </text:span><text:span text:style-name="T4">Do-While loops check the conditional statement </text:span><text:span text:style-name="T8">after </text:span><text:span text:style-name="T5">the first run, rather than before like while loops. </text:span><text:span text:style-name="T6">It then continues onto another iteration if the condition is true:</text:span></text:p>
      <text:p text:style-name="P10"><text:span text:style-name="T6"/></text:p>
      <text:p text:style-name="P14"><text:span text:style-name="T6">do {</text:span></text:p>
      <text:p text:style-name="P14"><text:span text:style-name="T6"><text:s text:c="4"/>//body</text:span></text:p>
      <text:p text:style-name="P14"><text:span text:style-name="T6">} while (condition);</text:span></text:p>
      <text:p text:style-name="P14"><text:span text:style-name="T6"/></text:p>
      <text:p text:style-name="P15"><text:span text:style-name="T7">– </text:span><text:span text:style-name="T6">A do-while loop is used where your loop should execute at least one time even if the given condition is false.</text:span></text:p>
      <text:p text:style-name="P3"/>
      <text:p text:style-name="P1">Code Examples:</text:p>
      <text:p text:style-name="P4"/>
      <text:p text:style-name="P7">While Loop Code:</text:p>
      <text:p text:style-name="P7"/>
      <text:p text:style-name="P6">class HelloWorld {</text:p>
      <text:p text:style-name="P6"><text:s text:c="4"/>public static void main(String args[]) {</text:p>
      <text:p text:style-name="P6"><text:s text:c="8"/>int x = 0;</text:p>
      <text:p text:style-name="P6"><text:s text:c="8"/>int y = 0;</text:p>
      <text:p text:style-name="P6"><text:s text:c="8"/>while (x != 4) { // the while loop will run as long as x==4 condition is being met <text:s text:c="12"/></text:p>
      <text:p text:style-name="P6"><text:s text:c="12"/>y += x;</text:p>
      <text:p text:style-name="P6"><text:s text:c="12"/>x += 1;</text:p>
      <text:p text:style-name="P6"><text:s text:c="8"/>} </text:p>
      <text:p text:style-name="P6"><text:s text:c="8"/>System.out.println("Value of y = " + y);</text:p>
      <text:p text:style-name="P6"><text:s text:c="8"/>System.out.println("Value of x = " + x); <text:s text:c="3"/></text:p>
      <text:p text:style-name="P6"><text:s text:c="4"/>}</text:p>
      <text:p text:style-name="P6">}</text:p>
      <text:p text:style-name="P7"/>
      <text:p text:style-name="P7">Explanation:</text:p>
      <text:p text:style-name="P7"/>
      <text:p text:style-name="P8"><text:span text:style-name="T1">– Line #5 is a 'while' loop. While 'x' is not equal to 4, then (y = y + x) and (x = x + 1) </text:span><text:span text:style-name="T9">on Line #6.</text:span></text:p>
      <text:p text:style-name="P8"><text:span text:style-name="T1"/></text:p>
      <text:p text:style-name="P17"><text:span text:style-name="T2">Infinite </text:span><text:span text:style-name="T1">While Loop Code:</text:span></text:p>
      <text:p text:style-name="P13"><text:span text:style-name="T1"/></text:p>
      <text:p text:style-name="P13"><text:span text:style-name="T1">class Loops {</text:span></text:p>
      <text:p text:style-name="P13"><text:span text:style-name="T1"><text:s text:c="4"/>public static void main(String args[]) {</text:span></text:p>
      <text:p text:style-name="P13"><text:span text:style-name="T1"><text:s text:c="8"/>int x = 0, y = 0;</text:span></text:p>
      <text:p text:style-name="P13"><text:span text:style-name="T1"><text:s text:c="8"/>while (x != 4) //since x is not being changed inside the while loop you will get stuck </text:span></text:p>
      <text:p text:style-name="P13"><text:span text:style-name="T1"><text:s text:c="8"/>{ // in an </text:span><text:span text:style-name="T3">infinite</text:span><text:span text:style-name="T1"> loop as the </text:span><text:span text:style-name="T3">condition</text:span><text:span text:style-name="T1"> will always be met </text:span></text:p>
      <text:p text:style-name="P13"><text:span text:style-name="T1"><text:s text:c="12"/>y += x;</text:span></text:p>
      <text:p text:style-name="P13"><text:span text:style-name="T1"><text:s text:c="8"/>}</text:span></text:p>
      <text:p text:style-name="P13"><text:span text:style-name="T1"><text:s text:c="8"/>x += 1;</text:span></text:p>
      <text:p text:style-name="P13"><text:span text:style-name="T1"><text:s text:c="4"/>}</text:span></text:p>
      <text:p text:style-name="P13"><text:span text:style-name="T1">}</text:span></text:p>
      <text:p text:style-name="P13"><text:span text:style-name="T1"/></text:p>
      <text:p text:style-name="P17"><text:soft-page-break/><text:span text:style-name="T1">Explanation:</text:span></text:p>
      <text:p text:style-name="P9"><text:span text:style-name="T1"/></text:p>
      <text:p text:style-name="P9"><text:span text:style-name="T1">– </text:span><text:span text:style-name="T3">Line #8 will only be run after the code ends. However, as 'x' will always not be equal to 4, the code won't be executed and you will get a time out error.</text:span></text:p>
      <text:p text:style-name="P9"><text:span text:style-name="T3"/></text:p>
      <text:p text:style-name="P18"><text:span text:style-name="T10">Do-</text:span><text:span text:style-name="T3">While Loop Code:</text:span></text:p>
      <text:p text:style-name="P14"><text:span text:style-name="T3"/></text:p>
      <text:p text:style-name="P14"><text:span text:style-name="T3">class HelloWorld {</text:span></text:p>
      <text:p text:style-name="P14"><text:span text:style-name="T3"><text:s text:c="4"/>public static void main(String args[]) {</text:span></text:p>
      <text:p text:style-name="P14"><text:span text:style-name="T3"><text:s text:c="8"/>int number = 5;</text:span></text:p>
      <text:p text:style-name="P14"><text:span text:style-name="T3"><text:s text:c="8"/>do {</text:span></text:p>
      <text:p text:style-name="P14"><text:span text:style-name="T3"><text:s text:c="12"/>System.out.println("Value of number is: " + number);</text:span></text:p>
      <text:p text:style-name="P14"><text:span text:style-name="T3"><text:s text:c="12"/>number++;</text:span></text:p>
      <text:p text:style-name="P14"><text:span text:style-name="T3"><text:s text:c="8"/>} while (number &lt;= 9); // the contition is being checked after the first run</text:span></text:p>
      <text:p text:style-name="P14"><text:span text:style-name="T3"><text:s text:c="4"/>}</text:span></text:p>
      <text:p text:style-name="P14"><text:span text:style-name="T3">}</text:span></text:p>
      <text:p text:style-name="P14"><text:span text:style-name="T3"/></text:p>
      <text:p text:style-name="P18"><text:span text:style-name="T3">Explanation:</text:span></text:p>
      <text:p text:style-name="P11"><text:span text:style-name="T3"/></text:p>
      <text:p text:style-name="P12"><text:span text:style-name="T3">– Line #</text:span><text:span text:style-name="T11">3 defines the variable 'number' as an int, and assigns it a value of '5'.</text:span></text:p>
      <text:p text:style-name="P11"><text:span text:style-name="T3">– Line #</text:span><text:span text:style-name="T10">4 is a 'do-while' loop. </text:span><text:span text:style-name="T11">It runs first, then checks the condition. Here, it prints the value of 'number' on Line #5 and then increases the value of 'number' by 1 using the '++' function on Line #6.</text:span></text:p>
      <text:p text:style-name="P12"><text:span text:style-name="T3">– Line #</text:span><text:span text:style-name="T11">7 checks to see if 'number' is less than or equal to 9. If it is, then the loop is repeated. If not, the loop is terminated.</text:span></text:p>
      <text:p text:style-name="P12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5M16S</meta:editing-duration>
    <meta:editing-cycles>12</meta:editing-cycles>
    <meta:generator>LibreOffice/5.0.4.2$Windows_x86 LibreOffice_project/2b9802c1994aa0b7dc6079e128979269cf95bc78</meta:generator>
    <dc:date>2022-06-08T13:18:59.100000000</dc:date>
    <meta:document-statistic meta:table-count="0" meta:image-count="0" meta:object-count="0" meta:page-count="2" meta:paragraph-count="54" meta:word-count="419" meta:character-count="2308" meta:non-whitespace-character-count="1710"/>
    <meta:user-defined meta:name="Info 1"/>
    <meta:user-defined meta:name="Info 2"/>
    <meta:user-defined meta:name="Info 3"/>
    <meta:user-defined meta:name="Info 4"/>
  </office:meta>
</office:document-meta>
</file>